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Eruta_20_Outline" style:list-style-name="L1"/>
    <style:style style:name="P2" style:family="paragraph" style:parent-style-name="Eruta_20_Outline" style:list-style-name="L1"/>
    <style:style style:name="P3" style:family="paragraph" style:parent-style-name="Eruta_20_Outline" style:list-style-name="L1"/>
    <style:style style:name="P4" style:family="paragraph" style:parent-style-name="Eruta_20_Outline" style:list-style-name="L1"/>
    <style:style style:name="P5" style:family="paragraph" style:parent-style-name="Eruta_20_Outline" style:list-style-name="L1"/>
    <style:style style:name="P6" style:family="paragraph" style:parent-style-name="Eruta_20_Outline" style:list-style-name="L1"/>
    <style:style style:name="P7" style:family="paragraph" style:parent-style-name="Eruta_20_Outline" style:list-style-name="L1"/>
    <style:style style:name="P8" style:family="paragraph" style:parent-style-name="Eruta_20_Outline" style:list-style-name="L1"/>
    <style:style style:name="P9" style:family="paragraph" style:parent-style-name="Eruta_20_Outline" style:list-style-name="L1"/>
    <style:style style:name="P10" style:family="paragraph" style:parent-style-name="Eruta_20_Outline" style:list-style-name="L1"/>
    <style:style style:name="P11" style:family="paragraph" style:parent-style-name="Eruta_20_Outline" style:list-style-name="L1"/>
    <style:style style:name="P12" style:family="paragraph" style:parent-style-name="Eruta_20_Outline" style:list-style-name="L1"/>
    <style:style style:name="P13" style:family="paragraph" style:parent-style-name="Eruta_20_Outline" style:list-style-name="L1"/>
    <style:style style:name="P14" style:family="paragraph" style:parent-style-name="Eruta_20_Outline" style:list-style-name="L1"/>
    <style:style style:name="P15" style:family="paragraph" style:parent-style-name="Eruta_20_Outline" style:list-style-name="L1"/>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ruta_20_Heading">Eruta</text:p>
      <text:p text:style-name="Eruta_20_Scene">A waterfall, symbolizing the passage of time.</text:p>
      <text:p text:style-name="Eruta_20_Narration">Myriads of years passed since man first set foot on the moon. Terrible wars raged, and great ecological problems arose. Much was destroyed, as diseases, disasters, and wars wiped out billions, and scarred surface the Earth. </text:p>
      <text:p text:style-name="Eruta_20_Narration">Finally, tired of the endless troubles, the few remaining people of the world abandoned all old ideologies that had divided them so far, and united with the singular goal of rebuilding the world. A new era of cooperation, peace and prosperity dawned. Technology developed as never before. New continents were raised up from the oceans. Mankind traveled to the stars and colonized the planets as they spread throughout the galaxy.</text:p>
      <text:p text:style-name="Eruta_20_Narration">However, even this golden age of technology came to an end somehow. Contact with the other worlds was lost. The advanced technology and the great cities were abandoned, and mankind's numbers dwindled as they reverted to a more primitive lifestyle. </text:p>
      <text:p text:style-name="Eruta_20_Narration">Yet, when it looked like mankind would was doomed to disappear, a mysterious event turned the tide once again. The Great Tree sprang from the earth, sending out it's Blessing, bringing health and protection to all of mankind. It seeds spread throughout the continents, bringing forth the Twenty Lesser Trees.</text:p>
      <text:p text:style-name="Eruta_20_Narration">The Numen, the power that flowed from these trees gave mankind new, mysterious abilities, the Arcana. These Arcana allowed them to heal and recover themselves and the land. Still, some would try abuse the Arcana for their own selfish goals... Therefore, in many places where a tree appeared, Protectors where assigned to keep the Trees safe. </text:p>
      <text:p text:style-name="Eruta_20_Narration"/>
      <text:p text:style-name="Eruta_20_Scene">A prosperous quasi medieval-looking town with white towers, seen from afar.</text:p>
      <text:p text:style-name="Eruta_20_Narration">The year is 2600 after the Sprouting of the Tree. Belan, a land sealed from the outside world by a mysterious barrier. For hundreds of years, peace has reigned here. However, inevitably, change must come. The wheel of time is starting to turn once more...</text:p>
      <text:list text:style-name="List_20_1">
        <text:list-item>
          <text:p text:style-name="Eruta_20_Character_20_Description">Beran: Son of a Librarian. Booksmart scolar, has some knowledge of Arcana.</text:p>
        </text:list-item>
        <text:list-item>
          <text:p text:style-name="Eruta_20_Character_20_Description">Yuine: Traveler from Ature. Protector, Warrior Lady. </text:p>
        </text:list-item>
      </text:list>
      <text:p text:style-name="Eruta_20_Scene">Fade in on a field with a broken down road, focus on Beran.</text:p>
      <text:p text:style-name="Eruta_20_Outline">Beran is wandering in a glade in a forest where a half broken down black road runs by, but decides, yet again, against following it, and is about to head home, when suddenly a lady comes running in over the road, to the big surprise of Beran. He wants to ask her several questions, but she seems in a hurry, and gives a strange item to Beran, asking him to use it. Beran is confused, and even more surprised when hot on the lady's heels, a big, aggressive beast lumbers. The lady explains Beran they will have to fight, and tells him how to do it. The lady, and possibly Beran if he wants to fight, defeat the beast and send it running. </text:p>
      <text:p text:style-name="Eruta_20_Outline">Beran wonders what that all means, however he doesn't have time to ask much questions though, because the lady <text:s/>collapses. A bit unsure -what to do, he decides to take her back to his home village Weran. Arrived there, his mother tells him that the lady probably is “wounded“. Beran doesn't know what that is, but his mother asks him to get the village Sage. The sage lady, comes and uses the healing Numen of the village's Life Tree to repair the wound, then the lady should be left alone to rest ntil the morning. In the morining, the lady feels better, and Beran as many questions. But the lady doesn't answer too much, and only remarks that Belan, is truly the peaceful land. She readies herself to leave, but tells Beran that he can keep the Weapon she gave to him as a thank you (even if he refuses it) . And then she leaves, only teling him her nam, Lenia. But when Beran tells this to his mother, she tels him that it's no good for him to keep the Weapon as Weapons are seen as bad luck in Belan. Everyone in the village insists that he should go give back the Weapon. His mothe rexplains him what Weapons are, and how they are the only thing that can defeat the protection of Numen, possibly hurting or even destroying humans. To Beran this is something like a fairy tale or story from long ago, before Belan was at peace. However Lenia already traveled away in the direction the capital of Belan, Brusa. so Beran will have to catch up with her. Here, the adventure begins. </text:p>
      <text:list text:style-name="L1">
        <text:list-item>
          <text:p text:style-name="P1">Beran can go back to the road where he met the Lenia and skip or wait for later to adventure in Belan. However, this has consequences (TODO) <text:s/>if he does not return to Belan in time to prevent certain things from happening.</text:p>
        </text:list-item>
        <text:list-item>
          <text:p text:style-name="P1"><text:soft-page-break/>He can travel to Brusa to try and find Lenia. If he's quick and doesn't spend the night in Brusia when arriving, he can find her there. </text:p>
        </text:list-item>
        <text:list-item>
          <text:p text:style-name="P1">Whatever happens in <text:s/>point 2, Lenia refuses to take back the Weapon as it is also bad luck to her.</text:p>
        </text:list-item>
        <text:list-item>
          <text:p text:style-name="P1">Need a lot of more stuff in between here.</text:p>
        </text:list-item>
        <text:list-item>
          <text:p text:style-name="P1">Even more rough outline of what is to come:</text:p>
          <text:list>
            <text:list-item>
              <text:p text:style-name="P1">Several adventures in Belan, which is coveted by a foreign nation, and may or mat y not fall to it depending on Beran's action. </text:p>
            </text:list-item>
            <text:list-item>
              <text:p text:style-name="P1">Discovering one of the Great Life Trees in Belan, related to this. The realisation that the Life Trees power the Numen that makes the people in Brusa invulnerable against normal (non-Numen) violence and other causes of unnatural death. The realization that in the rest of the world Numen is fluctuating much more, and that in some countries, people only have minimal or even no protection. <text:s/></text:p>
            </text:list-item>
            <text:list-item>
              <text:p text:style-name="P1">Some more insight in the way Numen works; it is alive and understands the thoughts and will of the person or Beast who uses it. What Numen is remains a mystery, is it a divine gift, a demonic power, a ancient or alien technology, or a natural force that went unappreciated before it was discovered? All possible theories will be explained and held by several factions in the world.</text:p>
            </text:list-item>
            <text:list-item>
              <text:p text:style-name="P1">The Wall around Belan that keeps armies out and forces people to go in and out of Belan though the Great Gates. Currently, it has weakened to the point where some holes have appeared outside of the gates. The Wall is powered by Numen, however, it is using too much Numen resources, and that is why it dwindled over the centuries.</text:p>
            </text:list-item>
            <text:list-item>
              <text:p text:style-name="P1">Some insight in the nature of the Beasts, caused by Numen that incorrectly attaches to animals, or the deceased, or to the Dolls, or that crystallizes in an into a monstrous shape by influence of the thoughts of hatred and anger of the people who live near it. Sometimes,also Beasts are simply defense mechanisms for important places in the Numen distribution, or for ancient ruins.</text:p>
            </text:list-item>
            <text:list-item>
              <text:p text:style-name="P1">The realization that there are more Life Trees, many of them withering or dead, which may yet be cured, revived, or replaced by some means.. </text:p>
            </text:list-item>
            <text:list-item>
              <text:p text:style-name="P1">The realization that the Weapon is like Numen, and shapes itself to the will, and is only a weapon when used like that. In essence it is a controller for Numen that can be used as a weapon and to drain Numen from other sources but also to restore, heal, regulate and shape Numen.</text:p>
            </text:list-item>
            <text:list-item>
              <text:p text:style-name="P1">The discovery of the means means to their revival or destruction though the Weapon. Hence the player can choose to revive the life trees, or , on the other hand, destroy them and absorb their power (using his Weapon, making him personally the focus of those who wish to collect Numen for other purposes), or, finally, do nothing and simply keep the status quo.</text:p>
            </text:list-item>
            <text:list-item>
              <text:p text:style-name="P1">Brusa's life tree is kept secret. However, through the centuries, rumors of it leaked out, and recently, with the weakening of the Wall, some outside of Brusa were able to confirm it's existence.</text:p>
            </text:list-item>
            <text:list-item>
              <text:p text:style-name="P1">The adversaries. <text:s/>One adversary has the technology to drain Life Trees and limit the availability for a profit motive. Others want to destroy the Life Trees and collect their power in an effort to dominate militarily and politically. Some seek the power for more noble reasons, from saving the life of ill people, up to a country that is being overrun by the desert since it's Life Tree faded.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ja" style:country-asian="JP"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ruta" style:family="paragraph" style:parent-style-name="Standard" style:master-page-name="">
      <style:paragraph-properties fo:margin-left="0in" fo:margin-right="0in" fo:text-indent="0.3937in" style:auto-text-indent="false" style:page-number="auto"/>
      <style:text-properties style:font-size-asian="10.5pt"/>
    </style:style>
    <style:style style:name="Eruta_20_Dialog" style:display-name="Eruta Dialog" style:family="paragraph" style:parent-style-name="Eruta" style:class="text" style:master-page-name="">
      <style:paragraph-properties fo:margin-left="0in" fo:margin-right="0in" fo:text-indent="0in" style:auto-text-indent="false" style:page-number="auto"/>
      <style:text-properties style:font-size-asian="10.5pt"/>
    </style:style>
    <style:style style:name="Eruta_20_Heading" style:display-name="Eruta Heading" style:family="paragraph" style:parent-style-name="Eruta" style:next-style-name="Eruta_20_Dialog" style:class="text" style:master-page-name="">
      <style:paragraph-properties fo:margin-left="0in" fo:margin-right="0in" fo:text-align="center" style:justify-single-word="false" fo:text-indent="0in" style:auto-text-indent="false" style:page-number="auto"/>
      <style:text-properties fo:font-size="300%" style:font-size-asian="10.5pt"/>
    </style:style>
    <style:style style:name="Eruta_20_Narration" style:display-name="Eruta Narration" style:family="paragraph" style:parent-style-name="Eruta" style:class="text" style:master-page-name="">
      <style:paragraph-properties fo:margin-left="0in" fo:margin-right="0in" fo:margin-top="0in" fo:margin-bottom="0.0398in" fo:text-indent="0in" style:auto-text-indent="false" style:page-number="auto" fo:background-color="#ffffcc">
        <style:background-image/>
      </style:paragraph-properties>
      <style:text-properties fo:font-style="italic" style:font-size-asian="10.5pt"/>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Eruta_20_Scene" style:display-name="Eruta Scene" style:family="paragraph" style:parent-style-name="Eruta" style:class="text">
      <style:paragraph-properties fo:margin-left="0in" fo:margin-right="0in" fo:margin-top="0in" fo:margin-bottom="0.0398in" fo:text-indent="0in" style:auto-text-indent="false" fo:background-color="#ccffff" style:shadow="none">
        <style:tab-stops/>
        <style:drop-cap/>
        <style:background-image/>
      </style:paragraph-properties>
      <style:text-properties fo:color="#333333" style:font-name="Arial1" fo:font-size="11pt" style:font-size-asian="10.5pt" style:text-combine="none" style:text-combine-start-char="" style:text-combine-end-char=""/>
    </style:style>
    <style:style style:name="Eruta_20_Outline" style:display-name="Eruta Outline" style:family="paragraph" style:parent-style-name="Eruta" style:class="text">
      <style:paragraph-properties fo:margin-left="0in" fo:margin-right="0in" fo:margin-top="0in" fo:margin-bottom="0.0398in" fo:text-indent="0in" style:auto-text-indent="false" fo:background-color="transparent" style:shadow="none">
        <style:background-image/>
      </style:paragraph-properties>
      <style:text-properties fo:font-size="11pt" style:font-size-asian="10.5pt"/>
    </style:style>
    <style:style style:name="Eruta_20_Character_20_Description" style:display-name="Eruta Character Description" style:family="paragraph" style:parent-style-name="Eruta_20_Outline" style:list-style-name="List_20_1" style:class="text" style:master-page-name="">
      <style:paragraph-properties fo:margin-top="0.1in" fo:margin-bottom="0.1in" style:page-number="auto"/>
      <style:text-properties style:font-size-asian="10.5pt"/>
    </style:style>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5311in" fo:margin-bottom="0.5311in" fo:margin-left="0.5902in" fo:margin-right="0.5902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Bjorn Meyer</meta:initial-creator>
    <meta:creation-date>2008-09-15T18:36:48</meta:creation-date>
    <dc:creator>Bjorn Meyer</dc:creator>
    <dc:date>2009-06-19T08:12:47</dc:date>
    <meta:editing-cycles>21</meta:editing-cycles>
    <meta:editing-duration>P1DT1H40M18S</meta:editing-duration>
    <meta:user-defined meta:name="Info 1"/>
    <meta:user-defined meta:name="Info 2"/>
    <meta:user-defined meta:name="Info 3"/>
    <meta:user-defined meta:name="Info 4"/>
    <meta:document-statistic meta:table-count="0" meta:image-count="0" meta:object-count="0" meta:page-count="2" meta:paragraph-count="29" meta:word-count="1385" meta:character-count="7757"/>
  </office:meta>
</office:document-meta>
</file>